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1cm" draw:marker-start-width="0.279cm" draw:marker-end="Rounded_20_large_20_Arrow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36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Liberation Serif'" style:font-family-generic="roman" style:font-pitch="variable" fo:font-weight="bold" style:font-weight-asian="bold" style:font-weight-complex="bold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family="'Liberation Serif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P7" style:family="paragraph">
      <style:text-properties fo:font-family="'Liberation Serif'" style:font-family-generic="roman" style:font-pitch="variable" fo:font-size="14pt" style:font-size-asian="14pt" style:font-size-complex="14pt"/>
    </style:style>
    <style:style style:name="T1" style:family="text">
      <style:text-properties fo:font-family="'Liberation Serif'" style:font-family-generic="roman" style:font-pitch="variable" fo:font-weight="normal" style:font-weight-asian="normal" style:font-weight-complex="normal"/>
    </style:style>
    <style:style style:name="T2" style:family="text">
      <style:text-properties fo:font-family="'Liberation Serif'" style:font-family-generic="roman" style:font-pitch="variabl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Liberation Serif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family="'Liberation Serif'" style:font-family-generic="roman" style:font-pitch="variabl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family="'Liberation Serif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Liberation Serif'" style:font-family-generic="roman" style:font-pitch="variable" fo:font-size="14pt" fo:font-style="italic" style:font-family-asian="'Liberation Sans'" style:font-style-name-asian="Regular" style:font-family-generic-asian="swiss" style:font-size-asian="14pt" style:font-style-asian="italic" style:font-family-complex="'Liberation Sans'" style:font-style-name-complex="Regular" style:font-family-generic-complex="swiss" style:font-size-complex="14pt" style:font-style-complex="italic"/>
    </style:style>
    <style:style style:name="T8" style:family="text">
      <style:text-properties style:text-position="-10% 58%" fo:font-family="'Liberation Serif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family="'Liberation Serif'" style:font-style-name="Regular" style:font-family-generic="roman" fo:font-size="14pt" style:font-family-asian="'Liberation Serif'" style:font-style-name-asian="Regular" style:font-family-generic-asian="roman" style:font-size-asian="14pt" style:font-family-complex="'Liberation Serif'" style:font-style-name-complex="Regular" style:font-family-generic-complex="roman" style:font-size-complex="14pt"/>
    </style:style>
    <style:style style:name="T10" style:family="text">
      <style:text-properties fo:font-family="'Liberation Serif'" style:font-style-name="Regular" style:font-family-generic="roman" fo:font-size="14pt" fo:font-style="italic" style:font-family-asian="'Liberation Serif'" style:font-style-name-asian="Regular" style:font-family-generic-asian="roman" style:font-size-asian="14pt" style:font-style-asian="italic" style:font-family-complex="'Liberation Serif'" style:font-style-name-complex="Regular" style:font-family-generic-complex="roman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7.62cm" svg:height="2.032cm" svg:x="6.207cm" svg:y="11.032cm" svg:viewBox="0 0 7621 2033" draw:points="7621,0 5715,2033 0,2033">
          <text:p/>
        </draw:polyline>
        <draw:polygon draw:style-name="gr2" draw:text-style-name="P1" draw:layer="layout" svg:width="0cm" svg:height="0cm" svg:x="6.207cm" svg:y="11.032cm" svg:viewBox="0 0 0 0" draw:points="0,0">
          <text:p/>
        </draw:polygon>
        <draw:polygon draw:style-name="gr2" draw:text-style-name="P1" draw:layer="layout" svg:width="0cm" svg:height="0cm" svg:x="13.828cm" svg:y="13.065cm" svg:viewBox="0 0 0 0" draw:points="0,0">
          <text:p/>
        </draw:polygon>
        <draw:polyline draw:style-name="gr3" draw:text-style-name="P1" draw:layer="layout" svg:width="7.62cm" svg:height="2.032cm" draw:transform="rotate (-3.14159265358979) translate (13.828cm 13.065cm)" svg:viewBox="0 0 7621 2033" draw:points="7621,0 5715,2033 0,2033">
          <text:p/>
        </draw:polyline>
        <draw:polygon draw:style-name="gr2" draw:text-style-name="P1" draw:layer="layout" svg:width="0cm" svg:height="0cm" svg:x="6.334cm" svg:y="17.001cm" svg:viewBox="0 0 0 0" draw:points="0,0">
          <text:p/>
        </draw:polygon>
        <draw:polygon draw:style-name="gr2" draw:text-style-name="P1" draw:layer="layout" svg:width="0cm" svg:height="0cm" svg:x="13.955cm" svg:y="19.034cm" svg:viewBox="0 0 0 0" draw:points="0,0">
          <text:p/>
        </draw:polygon>
        <draw:line draw:style-name="gr4" draw:text-style-name="P1" draw:layer="layout" svg:x1="13.827cm" svg:y1="11.033cm" svg:x2="12.049cm" svg:y2="7.731cm">
          <text:p/>
        </draw:line>
        <draw:path draw:style-name="gr5" draw:text-style-name="P1" draw:layer="layout" svg:width="0.622cm" svg:height="0.942cm" draw:transform="rotate (-2.81992847244724) translate (13.8272381677912cm 11.3219721681506cm)" svg:viewBox="0 0 623 943" svg:d="m0 943c482-123 746-495 566-943">
          <text:p/>
        </draw:path>
        <draw:path draw:style-name="gr5" draw:text-style-name="P1" draw:layer="layout" svg:width="1.293cm" svg:height="1.208cm" draw:transform="rotate (-2.81992847244724) translate (13.3062362618053cm 10.6290390208848cm)" svg:viewBox="0 0 1294 1209" svg:d="m0 1209c692-124 1161-770 1294-1209">
          <text:p/>
        </draw:path>
        <draw:frame draw:style-name="gr6" draw:text-style-name="P2" draw:layer="layout" svg:width="0.925cm" svg:height="0.954cm" svg:x="13.781cm" svg:y="10.45cm">
          <draw:text-box>
            <text:p text:style-name="P2"><text:span text:style-name="T1">C</text:span></text:p>
          </draw:text-box>
        </draw:frame>
        <draw:frame draw:style-name="gr6" draw:text-style-name="P2" draw:layer="layout" svg:width="0.925cm" svg:height="0.954cm" svg:x="11.55cm" svg:y="13.01cm">
          <draw:text-box>
            <text:p text:style-name="P2"><text:span text:style-name="T2">B</text:span></text:p>
          </draw:text-box>
        </draw:frame>
        <draw:frame draw:style-name="gr6" draw:text-style-name="P2" draw:layer="layout" svg:width="0.959cm" svg:height="0.954cm" svg:x="5.571cm" svg:y="13.015cm">
          <draw:text-box>
            <text:p text:style-name="P2"><text:span text:style-name="T2">A</text:span></text:p>
          </draw:text-box>
        </draw:frame>
        <draw:frame draw:style-name="gr6" draw:text-style-name="P3" draw:layer="layout" svg:width="2.315cm" svg:height="0.962cm" svg:x="11.678cm" svg:y="7.099cm">
          <draw:text-box>
            <text:p><text:span text:style-name="T3"><text:s text:c="2"/></text:span><text:span text:style-name="T4">(</text:span><text:span text:style-name="T5">x</text:span><text:span text:style-name="T4">, </text:span><text:span text:style-name="T5">y</text:span><text:span text:style-name="T4">, </text:span><text:span text:style-name="T5">z</text:span><text:span text:style-name="T4">)</text:span></text:p>
          </draw:text-box>
        </draw:frame>
        <draw:line draw:style-name="gr7" draw:text-style-name="P1" draw:layer="layout" svg:x1="14.081cm" svg:y1="11.16cm" svg:x2="12.176cm" svg:y2="13.192cm">
          <text:p/>
        </draw:line>
        <draw:frame draw:style-name="gr6" draw:text-style-name="P4" draw:layer="layout" svg:width="0.777cm" svg:height="0.797cm" svg:x="12.641cm" svg:y="12.273cm">
          <draw:text-box>
            <text:p><text:span text:style-name="T6">b</text:span></text:p>
          </draw:text-box>
        </draw:frame>
        <draw:line draw:style-name="gr7" draw:text-style-name="P1" draw:layer="layout" svg:x1="13.561cm" svg:y1="11.123cm" svg:x2="6.454cm" svg:y2="12.94cm">
          <text:p/>
        </draw:line>
        <draw:frame draw:style-name="gr6" draw:text-style-name="P4" draw:layer="layout" svg:width="0.752cm" svg:height="0.797cm" svg:x="8.324cm" svg:y="11.715cm">
          <draw:text-box>
            <text:p><text:span text:style-name="T6">a</text:span></text:p>
          </draw:text-box>
        </draw:frame>
        <draw:frame draw:style-name="gr6" draw:text-style-name="P6" draw:layer="layout" svg:width="0.68cm" svg:height="0.797cm" svg:x="11.686cm" svg:y="9.646cm">
          <draw:text-box>
            <text:p text:style-name="P5"><text:span text:style-name="T7">τ</text:span></text:p>
          </draw:text-box>
        </draw:frame>
        <draw:frame draw:style-name="gr6" draw:text-style-name="P3" draw:layer="layout" svg:width="2.073cm" svg:height="0.797cm" svg:x="14.407cm" svg:y="10.51cm">
          <draw:text-box>
            <text:p><text:span text:style-name="T4">(0, 0, 0)</text:span></text:p>
          </draw:text-box>
        </draw:frame>
        <draw:frame draw:style-name="gr6" draw:text-style-name="P3" draw:layer="layout" svg:width="2.442cm" svg:height="0.801cm" svg:x="12.176cm" svg:y="13.049cm">
          <draw:text-box>
            <text:p><text:span text:style-name="T4">(</text:span><text:span text:style-name="T5">x</text:span><text:span text:style-name="T8">b</text:span><text:span text:style-name="T4">, </text:span><text:span text:style-name="T5">y</text:span><text:span text:style-name="T8">b</text:span><text:span text:style-name="T4">, </text:span><text:span text:style-name="T5">z</text:span><text:span text:style-name="T8">b</text:span><text:span text:style-name="T4">)</text:span></text:p>
          </draw:text-box>
        </draw:frame>
        <draw:frame draw:style-name="gr8" draw:text-style-name="P3" draw:layer="layout" svg:width="2.436cm" svg:height="0.801cm" svg:x="6.158cm" svg:y="13.12cm">
          <draw:text-box>
            <text:p><text:span text:style-name="T4">(</text:span><text:span text:style-name="T5">x</text:span><text:span text:style-name="T8">a</text:span><text:span text:style-name="T4">, </text:span><text:span text:style-name="T5">y</text:span><text:span text:style-name="T8">a</text:span><text:span text:style-name="T4">, </text:span><text:span text:style-name="T5">z</text:span><text:span text:style-name="T8">a</text:span><text:span text:style-name="T4">)</text:span></text:p>
          </draw:text-box>
        </draw:frame>
        <draw:frame draw:style-name="gr6" draw:text-style-name="P7" draw:layer="layout" svg:width="0.739cm" svg:height="0.797cm" svg:x="12.614cm" svg:y="8.416cm">
          <draw:text-box>
            <text:p><text:span text:style-name="T9">ℓ</text:span></text:p>
          </draw:text-box>
        </draw:frame>
        <draw:frame draw:style-name="gr6" draw:text-style-name="P2" draw:layer="layout" svg:width="0.959cm" svg:height="0.954cm" svg:x="11.456cm" svg:y="6.902cm">
          <draw:text-box>
            <text:p text:style-name="P2"><text:span text:style-name="T1">X</text:span></text:p>
          </draw:text-box>
        </draw:frame>
        <draw:frame draw:style-name="gr6" draw:text-style-name="P6" draw:layer="layout" svg:width="0.743cm" svg:height="0.797cm" svg:x="12.611cm" svg:y="10.323cm">
          <draw:text-box>
            <text:p text:style-name="P5"><text:span text:style-name="T10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dobe 黑体 Std R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s Wilke</meta:initial-creator>
    <meta:creation-date>2012-11-12T18:09:23</meta:creation-date>
    <dc:date>2012-11-13T17:03:43</dc:date>
    <dc:creator>Claus Wilke</dc:creator>
    <meta:editing-duration>PT18M55S</meta:editing-duration>
    <meta:editing-cycles>6</meta:editing-cycles>
    <meta:generator>LibreOffice/3.5$Linux_X86_64 LibreOffice_project/350m1$Build-403</meta:generator>
    <meta:document-statistic meta:object-count="24"/>
  </office:meta>
</office:document-meta>
</file>